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officeooo:paragraph-rsid="001509a8"/>
    </style:style>
    <style:style style:name="P8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9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officeooo:rsid="003729a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0">
        <draw:text-box fo:min-height="6.489cm">
          <text:p text:style-name="P9"/>
          <text:p text:style-name="P5"/>
          <text:p text:style-name="P5"/>
          <text:p text:style-name="P5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453852000054352805" text:style-name="L1">
        <text:list-item>
          <text:p text:style-name="P11">Placing information from Partners object (res.partner);</text:p>
        </text:list-item>
        <text:list-item>
          <text:p text:style-name="P10">Custom parser (hello_world function); <text:span text:style-name="T9">Test: </text:span><text:span text:style-name="T9"><text:placeholder text:placeholder-type="text">&lt;test_parser&gt;</text:placeholder></text:span></text:p>
        </text:list-item>
        <text:list-item>
          <text:p text:style-name="P13">Dynamic images and information;</text:p>
        </text:list-item>
        <text:list-item>
          <text:p text:style-name="P14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1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1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2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2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4"><text:text-input text:description="&lt;o.name&gt;">Partner's name</text:text-input></text:p>
          </table:table-cell>
          <table:table-cell table:style-name="Table1.B2" office:value-type="string">
            <text:p text:style-name="P8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8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<text:span text:style-name="T2"/></text:p>
          </table:table-cell>
        </table:table-row>
      </table:table>
      <text:section text:style-name="Sect1" text:name="Section2">
        <text:h text:style-name="P15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9-12-26T13:31:43.171636608</dc:date>
    <meta:editing-duration>P1DT1H59M49S</meta:editing-duration>
    <meta:editing-cycles>210</meta:editing-cycles>
    <meta:generator>LibreOffice/5.1.6.2$Linux_X86_64 LibreOffice_project/10m0$Build-2</meta:generator>
    <dc:title>Aeroo Reports demo template, developed by Alistek</dc:title>
    <meta:document-statistic meta:table-count="1" meta:image-count="0" meta:object-count="0" meta:page-count="1" meta:paragraph-count="23" meta:word-count="159" meta:character-count="1035" meta:non-whitespace-character-count="921"/>
    <meta:user-defined meta:name="Info 1"/>
    <meta:user-defined meta:name="Info 2"/>
    <meta:user-defined meta:name="Info 3"/>
    <meta:user-defined meta:name="Info 4"/>
  </office:meta>
</office:document-meta>
</file>